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11A0000011AFB0B9D5F.svm"/>
  <manifest:file-entry manifest:media-type="" manifest:full-path="Pictures/20000127000023D400001B9011B16D6C.svm"/>
  <manifest:file-entry manifest:media-type="image/png" manifest:full-path="Pictures/100000000000005E0000005E7C5F6493.png"/>
  <manifest:file-entry manifest:media-type="" manifest:full-path="Pictures/2000000D0000027B0000027B5CFF867F.svm"/>
  <manifest:file-entry manifest:media-type="" manifest:full-path="Pictures/200004ED000023D4000018CE045C1E2C.svm"/>
  <manifest:file-entry manifest:media-type="" manifest:full-path="Pictures/2000058B000023D4000018CEADC56AD6.svm"/>
  <manifest:file-entry manifest:media-type="" manifest:full-path="Pictures/20000229000023D4000018CE4C6F421D.svm"/>
  <manifest:file-entry manifest:media-type="" manifest:full-path="Pictures/20000025000023D4000018CE5038A0D8.svm"/>
  <manifest:file-entry manifest:media-type="" manifest:full-path="Pictures/2000000D0000027B0000027BB388C8E9.svm"/>
  <manifest:file-entry manifest:media-type="" manifest:full-path="Pictures/200001A6000023D4000018CEC9C5616B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/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text-position="0% 100%" style:font-name="DejaVu Sans1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2" style:family="paragraph" style:parent-style-name="Standard">
      <style:text-properties style:use-window-font-color="true" style:text-position="0% 100%" style:font-name="DejaVu Sans1" fo:font-size="12pt" fo:language="sv" fo:country="SE" fo:font-style="normal" style:text-underline-style="none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3" style:family="paragraph" style:parent-style-name="Standard">
      <style:text-properties style:use-window-font-color="true" style:text-position="0% 100%" style:font-name="DejaVu Sans1" fo:font-size="12pt" fo:language="sv" fo:country="SE" fo:font-style="normal" style:text-underline-style="none" fo:font-weight="normal" fo:background-color="#ff0000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4" style:family="paragraph" style:parent-style-name="Standard">
      <style:text-properties style:use-window-font-color="true" style:text-position="sub 58%" style:font-name="DejaVu Sans1" fo:font-size="12pt" fo:language="sv" fo:country="SE" fo:font-style="normal" style:text-underline-style="none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5" style:family="paragraph" style:parent-style-name="Standard">
      <style:text-properties fo:color="#333333" style:text-position="0% 100%" style:font-name="DejaVu Sans1" fo:font-size="12pt" fo:language="sv" fo:country="SE" fo:font-style="normal" style:text-underline-style="none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6" style:family="paragraph" style:parent-style-name="Standard">
      <style:text-properties style:use-window-font-color="true" style:text-position="0% 100%" style:font-name="DejaVu Sans1" fo:font-size="12pt" fo:language="sv" fo:country="SE" fo:font-style="normal" style:text-underline-style="none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7" style:family="paragraph" style:parent-style-name="Standard">
      <style:text-properties style:use-window-font-color="true" style:text-position="0% 100%" style:font-name="DejaVu Sans1" fo:font-size="12pt" fo:language="sv" fo:country="SE" fo:font-style="normal" style:text-underline-style="none" fo:font-weight="normal" officeooo:paragraph-rsid="000cbf3f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8" style:family="paragraph" style:parent-style-name="Standard">
      <style:paragraph-properties fo:break-before="page"/>
      <style:text-properties style:use-window-font-color="true" style:text-position="0% 100%" style:font-name="DejaVu Sans1" fo:font-size="12pt" fo:language="sv" fo:country="SE" fo:font-style="normal" style:text-underline-style="none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0bdd34"/>
    </style:style>
    <style:style style:name="T3" style:family="text">
      <style:text-properties style:text-position="sub 58%" officeooo:rsid="000cbf3f"/>
    </style:style>
    <style:style style:name="T4" style:family="text">
      <style:text-properties style:text-position="super 58%"/>
    </style:style>
    <style:style style:name="T5" style:family="text">
      <style:text-properties officeooo:rsid="000cbf3f"/>
    </style:style>
    <style:style style:name="T6" style:family="text">
      <style:text-properties fo:color="#333333"/>
    </style:style>
    <style:style style:name="T7" style:family="text">
      <style:text-properties fo:color="#333333" officeooo:rsid="000cbf3f"/>
    </style:style>
    <style:style style:name="T8" style:family="text">
      <style:text-properties fo:color="#333333" style:text-position="sub 58%" officeooo:rsid="000cbf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ag:<text:tab/><text:tab/>Styckvis konstant och styckvis linjär interpolation.</text:p>
      <text:p text:style-name="P1"><text:tab/><text:tab/>Numerisk integrering i 1D och 2D (kvadratur).</text:p>
      <text:p text:style-name="P1"><text:tab/><text:tab/>Tidsstegning (förra gången)</text:p>
      <text:p text:style-name="P1"/>
      <text:p text:style-name="P1"/>
      <text:p text:style-name="P1"><text:tab/><text:tab/>Idén:</text:p>
      <text:p text:style-name="P1"><draw:frame draw:style-name="fr1" draw:name="graphics1" text:anchor-type="paragraph" svg:x="0.978in" svg:y="0.0244in" svg:width="3.611in" svg:height="2.5in" draw:z-index="1"><draw:image xlink:href="Pictures/20000229000023D4000018CE4C6F421D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tyckvis konstant interpolaton.<text:tab/><text:tab/></text:p>
      <text:p text:style-name="P1">(enkelt att använda!)</text:p>
      <text:p text:style-name="P1"/>
      <text:p text:style-name="P2">ƒ ≈ C<text:span text:style-name="T1">0</text:span>⋅1<text:tab/>C<text:span text:style-name="T1">0</text:span> = ƒ(t<text:span text:style-name="T1">1</text:span>)</text:p>
      <text:p text:style-name="P2"><text:tab/><text:tab/>t<text:span text:style-name="T1">0</text:span> ≤ t ≤ t<text:span text:style-name="T1">1</text:span></text:p>
      <text:p text:style-name="P2"/>
      <text:p text:style-name="P2">1 ⋅ “basfunktion”</text:p>
      <text:p text:style-name="P2"/>
      <text:p text:style-name="P2"><draw:frame draw:style-name="fr2" draw:name="graphics2" text:anchor-type="paragraph" svg:x="3.0252in" svg:y="0.1252in" svg:width="3.611in" svg:height="2.5in" draw:z-index="2"><draw:image xlink:href="Pictures/200004ED000023D4000018CE045C1E2C.svm" xlink:type="simple" xlink:show="embed" xlink:actuate="onLoad"/></draw:frame></text:p>
      <text:p text:style-name="P2"/>
      <text:p text:style-name="P2"/>
      <text:p text:style-name="P2">Styckvis linjär interpolation.</text:p>
      <text:p text:style-name="P2"/>
      <text:p text:style-name="P2">ƒ(t) ≈ C<text:span text:style-name="T1">0</text:span>⋅1 + C<text:span text:style-name="T1">1</text:span>(t − t<text:span text:style-name="T1">0</text:span>),<text:tab/> <text:s/>t<text:span text:style-name="T1">0</text:span> ≤ t ≤ t<text:span text:style-name="T1">1</text:span></text:p>
      <text:p text:style-name="P2"/>
      <text:p text:style-name="P2">2 basfunktioner:<text:tab/>1 och (t − t<text:span text:style-name="T1">0</text:span>)</text:p>
      <text:p text:style-name="P2"/>
      <text:p text:style-name="P2">Bestäm C<text:span text:style-name="T1">0</text:span> och C<text:span text:style-name="T1">1</text:span>.</text:p>
      <text:p text:style-name="P2"/>
      <text:p text:style-name="P2"><draw:frame draw:style-name="fr3" draw:name="Object2" text:anchor-type="as-char" svg:width="2.6484in" svg:height="0.2209in" draw:z-index="6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><draw:frame draw:style-name="fr3" draw:name="Object3" text:anchor-type="as-char" svg:width="3.1756in" svg:height="0.4665in" draw:z-index="8"><draw:object xlink:href="./Object 3" xlink:type="simple" xlink:show="embed" xlink:actuate="onLoad"/><draw:image xlink:href="./ObjectReplacements/Object 3" xlink:type="simple" xlink:show="embed" xlink:actuate="onLoad"/></draw:frame></text:p>
      <text:p text:style-name="P2"><text:tab/><text:tab/><text:tab/><text:tab/><text:tab/><text:tab/><text:tab/><text:tab/><text:span text:style-name="T7">C</text:span><text:span text:style-name="T8">0</text:span><text:span text:style-name="T7"> är värdet vid t</text:span><text:span text:style-name="T8">0</text:span></text:p>
      <text:p text:style-name="P5"><text:tab/><text:tab/><text:tab/><text:tab/><text:tab/><text:tab/><text:tab/><text:tab/><text:span text:style-name="T5">C</text:span><text:span text:style-name="T3">0</text:span><text:span text:style-name="T5"> + C</text:span><text:span text:style-name="T3">1</text:span><text:span text:style-name="T5">(t</text:span><text:span text:style-name="T3">1</text:span><text:span text:style-name="T5"> − t</text:span><text:span text:style-name="T3">0</text:span><text:span text:style-name="T5">) är värdet vid t</text:span><text:span text:style-name="T3">1</text:span></text:p>
      <text:p text:style-name="P2"><draw:frame draw:style-name="fr3" draw:name="Object4" text:anchor-type="as-char" svg:width="2.4807in" svg:height="0.4673in" draw:z-index="14"><draw:object xlink:href="./Object 4" xlink:type="simple" xlink:show="embed" xlink:actuate="onLoad"/><draw:image xlink:href="./ObjectReplacements/Object 4" xlink:type="simple" xlink:show="embed" xlink:actuate="onLoad"/><svg:desc>formula</svg:desc></draw:frame><text:tab/>t<text:span text:style-name="T1">0</text:span> ≤ t ≤ t<text:span text:style-name="T1">1</text:span></text:p>
      <text:p text:style-name="P4"/>
      <text:p text:style-name="P2"><text:soft-page-break/>Andra typer av basfunktioner.</text:p>
      <text:p text:style-name="P2"/>
      <text:p text:style-name="P2">Hatt-funktioner</text:p>
      <text:p text:style-name="P2"><draw:frame draw:style-name="fr1" draw:name="graphics3" text:anchor-type="paragraph" svg:x="0.4882in" svg:y="0.1028in" svg:width="3.611in" svg:height="2.5in" draw:z-index="3"><draw:image xlink:href="Pictures/2000058B000023D4000018CEADC56AD6.svm" xlink:type="simple" xlink:show="embed" xlink:actuate="onLoad"/></draw:frame></text:p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φ<text:span text:style-name="T2">j</text:span>(t<text:span text:style-name="T2">i</text:span>) = 1 <text:s/>omm <text:s/>i = j<text:tab/><text:tab/><text:tab/><text:span text:style-name="T6">φ</text:span><text:span text:style-name="T8">j</text:span><text:span text:style-name="T7">(t</text:span><text:span text:style-name="T8">i</text:span><text:span text:style-name="T7">) = 0 omm |i − j| ≥ 1</text:span></text:p>
      <text:p text:style-name="P2"><text:span text:style-name="T5"/></text:p>
      <text:p text:style-name="P7"><text:span text:style-name="T5"><text:tab/><text:tab/><text:tab/><text:tab/><text:tab/><text:tab/><text:tab/></text:span><text:span text:style-name="T7">φ</text:span><text:span text:style-name="T8">j</text:span><text:span text:style-name="T7">(t</text:span><text:span text:style-name="T8">i</text:span><text:span text:style-name="T7">) = 1 − |i − j| omm |i − j| ≤ 1</text:span></text:p>
      <text:p text:style-name="P2"><text:tab/><draw:frame draw:style-name="fr3" draw:name="Object5" text:anchor-type="as-char" svg:width="1.4256in" svg:height="0.4602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2"><text:tab/>Styckvis linjär interpolation.</text:p>
      <text:p text:style-name="P2"><text:span text:style-name="T5"/></text:p>
      <text:p text:style-name="P2"><text:span text:style-name="T5"/></text:p>
      <text:p text:style-name="P2">Styckvis linjär interpolation i 2D:</text:p>
      <text:p text:style-name="P2"/>
      <text:p text:style-name="P2"><text:tab/>Beräkningsnät (en. mesh)</text:p>
      <text:p text:style-name="P2"><draw:frame draw:style-name="fr1" draw:name="graphics4" text:anchor-type="paragraph" svg:x="0.4673in" svg:y="0.0799in" svg:width="3.611in" svg:height="2.5in" draw:z-index="5"><draw:image xlink:href="Pictures/200001A6000023D4000018CEC9C5616B.svm" xlink:type="simple" xlink:show="embed" xlink:actuate="onLoad"/></draw:frame></text:p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graphics5" text:anchor-type="paragraph" svg:x="0.4528in" svg:y="0.0272in" svg:width="0.111in" svg:height="0.111in" draw:z-index="7"><draw:image xlink:href="Pictures/200000070000011A0000011AFB0B9D5F.svm" xlink:type="simple" xlink:show="embed" xlink:actuate="onLoad"/></draw:frame><text:tab/>noder (en. vertex)</text:p>
      <text:p text:style-name="P2"><draw:frame draw:style-name="fr1" draw:name="graphics6" text:anchor-type="paragraph" svg:x="0.3874in" svg:y="0.1783in" svg:width="0.25in" svg:height="0.25in" draw:z-index="9"><draw:image xlink:href="Pictures/2000000D0000027B0000027BB388C8E9.svm" xlink:type="simple" xlink:show="embed" xlink:actuate="onLoad"/></draw:frame></text:p>
      <text:p text:style-name="P2"><text:tab/>cell (triangel)</text:p>
      <text:p text:style-name="P2"/>
      <text:p text:style-name="P2"><draw:frame draw:style-name="fr1" draw:name="graphics7" text:anchor-type="paragraph" svg:x="0.3752in" svg:y="0.1in" svg:width="0.25in" svg:height="0.25in" draw:z-index="15"><draw:image xlink:href="Pictures/2000000D0000027B0000027B5CFF867F.svm" xlink:type="simple" xlink:show="embed" xlink:actuate="onLoad"/></draw:frame> ½<text:tab/><draw:frame draw:style-name="fr3" draw:name="Object7" text:anchor-type="as-char" svg:width="1.7862in" svg:height="0.411in" draw:z-index="18"><draw:object xlink:href="./Object 6" xlink:type="simple" xlink:show="embed" xlink:actuate="onLoad"/><draw:image xlink:href="./ObjectReplacements/Object 6" xlink:type="simple" xlink:show="embed" xlink:actuate="onLoad"/></draw:frame></text:p>
      <text:p text:style-name="P2"><text:s text:c="7"/>½</text:p>
      <text:p text:style-name="P8">(1)<text:tab/><draw:frame draw:style-name="fr3" draw:name="Object9" text:anchor-type="as-char" svg:width="2.098in" svg:height="0.411in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P2"><text:tab/> <text:s text:c="3"/>↑<text:tab/><text:tab/>↑</text:p>
      <text:p text:style-name="P2"><text:tab/>verklig<text:tab/>linjär</text:p>
      <text:p text:style-name="P2"><text:tab/>funktion<text:tab/>funktion</text:p>
      <text:p text:style-name="P2"/>
      <text:p text:style-name="P2"><text:tab/><draw:frame draw:style-name="fr3" draw:name="Object10" text:anchor-type="as-char" svg:width="1.2543in" svg:height="0.3102in" draw:z-index="11"><draw:object xlink:href="./Object 10" xlink:type="simple" xlink:show="embed" xlink:actuate="onLoad"/><draw:image xlink:href="./ObjectReplacements/Object 10" xlink:type="simple" xlink:show="embed" xlink:actuate="onLoad"/></draw:frame></text:p>
      <text:p text:style-name="P2"/>
      <text:p text:style-name="P2"/>
      <text:p text:style-name="P2"/>
      <text:p text:style-name="P2">(2)<text:tab/>ƒ(x) = e<text:span text:style-name="T4">−10x</text:span>, 0 ≤ x ≤ 1</text:p>
      <text:p text:style-name="P2"><draw:frame draw:style-name="fr2" draw:name="graphics8" text:anchor-type="paragraph" svg:x="0.5693in" svg:y="0.1437in" svg:width="3.611in" svg:height="2.5in" draw:z-index="16"><draw:image xlink:href="Pictures/20000025000023D4000018CE5038A0D8.svm" xlink:type="simple" xlink:show="embed" xlink:actuate="onLoad"/></draw:frame></text:p>
      <text:p text:style-name="P2"><text:tab/></text:p>
      <text:p text:style-name="P2"/>
      <text:p text:style-name="P2"><text:tab/><text:tab/><text:tab/><text:tab/>5 punkter distribuerar så att felet är mindre än 0,15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graphics9" text:anchor-type="paragraph" svg:x="2.7902in" svg:y="0.098in" svg:width="3.611in" svg:height="2.778in" draw:z-index="17"><draw:image xlink:href="Pictures/20000127000023D400001B9011B16D6C.svm" xlink:type="simple" xlink:show="embed" xlink:actuate="onLoad"/></draw:frame></text:p>
      <text:p text:style-name="P2"><text:tab/><draw:frame draw:style-name="fr3" draw:name="Object12" text:anchor-type="as-char" svg:width="1.2382in" svg:height="0.3102in" draw:z-index="12"><draw:object xlink:href="./Object 12" xlink:type="simple" xlink:show="embed" xlink:actuate="onLoad"/><draw:image xlink:href="./ObjectReplacements/Object 12" xlink:type="simple" xlink:show="embed" xlink:actuate="onLoad"/></draw:frame></text:p>
      <text:p text:style-name="P2"/>
      <text:p text:style-name="P2"><text:tab/> ƒ''(x) = 100e<text:span text:style-name="T4">−10x</text:span></text:p>
      <text:p text:style-name="P2"/>
      <text:p text:style-name="P2"><text:tab/>C = 100</text:p>
      <text:p text:style-name="P2"/>
      <text:p text:style-name="P2"/>
      <text:p text:style-name="P2"><text:tab/><draw:frame draw:style-name="fr3" draw:name="Object13" text:anchor-type="as-char" svg:width="1.3161in" svg:height="0.411in" draw:z-index="13"><draw:object xlink:href="./Object 13" xlink:type="simple" xlink:show="embed" xlink:actuate="onLoad"/><draw:image xlink:href="./ObjectReplacements/Object 13" xlink:type="simple" xlink:show="embed" xlink:actuate="onLoad"/></draw:frame></text:p>
      <text:p text:style-name="P2"><text:tab/><text:tab/>⇓</text:p>
      <text:p text:style-name="P2"><text:tab/><draw:frame draw:style-name="fr3" draw:name="Object14" text:anchor-type="as-char" svg:width="1.7102in" svg:height="0.448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/>
      <text:p text:style-name="P2"><text:tab/><text:tab/><text:tab/>h<text:span text:style-name="T1">1</text:span> = 0,1<text:tab/>OK!</text:p>
      <text:p text:style-name="P1"/>
      <text:p text:style-name="P1"/>
      <text:p text:style-name="P1"/>
      <text:p text:style-name="P1"/>
      <text:p text:style-name="P1"><draw:frame draw:style-name="fr3" draw:name="Object1" text:anchor-type="as-char" svg:width="1.6516in" svg:height="0.460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text:s text:c="3"/>↑ <text:s text:c="22"/>↑</text:p>
      <text:p text:style-name="P1"><text:s text:c="3"/>över varje cell<text:tab/> are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/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hatch draw:name="Red_20_Crossed_20_0_20_Degrees" draw:display-name="Red Crossed 0 Degrees" draw:style="double" draw:color="#800000" draw:distance="0.0299in" draw:rotation="900"/>
    <draw:fill-image draw:name="Aqua" xlink:href="Pictures/100000000000005E0000005E7C5F6493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DejaVu Sans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2H58M54S</meta:editing-duration>
    <meta:editing-cycles>88</meta:editing-cycles>
    <meta:generator>OpenOffice.org/3.2$Linux OpenOffice.org_project/320m19$Build-9505</meta:generator>
    <dc:date>2010-12-16T13:32:57</dc:date>
    <dc:creator>Mattias </dc:creator>
    <meta:document-statistic meta:table-count="0" meta:image-count="9" meta:object-count="11" meta:page-count="3" meta:paragraph-count="49" meta:word-count="179" meta:character-count="96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underover>
          <mi mathvariant="normal">∑</mi>
          <mrow>
            <mi mathvariant="normal">k</mi>
            <mi mathvariant="normal">=</mi>
            <mn>1</mn>
          </mrow>
          <mn>8</mn>
        </munderover>
        <mi/>
      </mrow>
      <mrow>
        <munderover>
          <mi mathvariant="normal">∑</mi>
          <mrow>
            <mi mathvariant="normal">j</mi>
            <mi mathvariant="normal">=</mi>
            <mn>1</mn>
          </mrow>
          <mn>3</mn>
        </munderover>
        <mi/>
      </mrow>
      <mfrac>
        <mn>1</mn>
        <mn>3</mn>
      </mfrac>
      <mi/>
      <mi mathvariant="normal">ƒ</mi>
      <mrow>
        <mo stretchy="false">(</mo>
        <mrow>
          <msub>
            <mi mathvariant="normal">x</mi>
            <mi mathvariant="normal">i</mi>
          </msub>
          <mi mathvariant="normal">;</mi>
          <mi/>
          <msub>
            <mi mathvariant="normal">y</mi>
            <mi mathvariant="normal">i</mi>
          </msub>
        </mrow>
        <mo stretchy="false">)</mo>
      </mrow>
      <mi/>
      <msub>
        <mi mathvariant="normal">v</mi>
        <mi mathvariant="normal">k</mi>
      </msub>
    </mrow>
    <annotation encoding="StarMath 5.0">sum from {k = 1} to 8 `` sum from {j = 1} to 3 `` {1 over 3} ` ƒ(x_i ;` y_i) `v_k</annotation>
  </semantics>
</math>
</file>

<file path=Object 10/content.xml><?xml version="1.0" encoding="utf-8"?>
<math xmlns="http://www.w3.org/1998/Math/MathML">
  <semantics>
    <mrow>
      <mrow>
        <mi mathvariant="normal">C</mi>
        <mi mathvariant="normal">=</mi>
        <munder>
          <mi>max</mi>
          <mrow>
            <mrow>
              <mn>0</mn>
              <mi mathvariant="normal">≤</mi>
              <mi mathvariant="normal">x</mi>
            </mrow>
            <mi mathvariant="normal">≤</mi>
            <mi mathvariant="normal">h</mi>
          </mrow>
        </munder>
      </mrow>
      <mfenced open="∣" close="∣">
        <mrow>
          <mi mathvariant="normal">u</mi>
          <mi mathvariant="normal">'</mi>
          <mi mathvariant="normal">'</mi>
          <mrow>
            <mo stretchy="false">(</mo>
            <mi mathvariant="normal">x</mi>
            <mo stretchy="false">)</mo>
          </mrow>
        </mrow>
      </mfenced>
    </mrow>
    <annotation encoding="StarMath 5.0">C = max csub {0 &lt;= x &lt;= h} abs{u''(x)}</annotation>
  </semantics>
</math>
</file>

<file path=Object 12/content.xml><?xml version="1.0" encoding="utf-8"?>
<math xmlns="http://www.w3.org/1998/Math/MathML">
  <semantics>
    <mrow>
      <mrow>
        <mi mathvariant="normal">C</mi>
        <mi mathvariant="normal">=</mi>
        <munder>
          <mi>max</mi>
          <mrow>
            <mrow>
              <mn>0</mn>
              <mi mathvariant="normal">≤</mi>
              <mi mathvariant="normal">x</mi>
            </mrow>
            <mi mathvariant="normal">≤</mi>
            <mi mathvariant="normal">h</mi>
          </mrow>
        </munder>
      </mrow>
      <mfenced open="∣" close="∣">
        <mrow>
          <mi mathvariant="normal">ƒ</mi>
          <mi mathvariant="normal">'</mi>
          <mi mathvariant="normal">'</mi>
          <mrow>
            <mo stretchy="false">(</mo>
            <mi mathvariant="normal">x</mi>
            <mo stretchy="false">)</mo>
          </mrow>
        </mrow>
      </mfenced>
    </mrow>
    <annotation encoding="StarMath 5.0">C = max csub {0 &lt;= x &lt;= h} abs{ƒ''(x)}</annotation>
  </semantics>
</math>
</file>

<file path=Object 13/content.xml><?xml version="1.0" encoding="utf-8"?>
<math xmlns="http://www.w3.org/1998/Math/MathML">
  <semantics>
    <mrow>
      <mfrac>
        <mn>1</mn>
        <mn>8</mn>
      </mfrac>
      <mi/>
      <mrow>
        <mrow>
          <mn>100</mn>
          <mi mathvariant="normal">⋅</mi>
          <msup>
            <mi mathvariant="normal">h</mi>
            <mn>2</mn>
          </msup>
        </mrow>
        <mo stretchy="false">&lt;</mo>
        <mn>0,15</mn>
      </mrow>
    </mrow>
    <annotation encoding="StarMath 5.0">1 over 8 ` 100 cdot h^2 &lt; 0,15</annotation>
  </semantics>
</math>
</file>

<file path=Object 14/content.xml><?xml version="1.0" encoding="utf-8"?>
<math xmlns="http://www.w3.org/1998/Math/MathML">
  <semantics>
    <mrow>
      <mrow>
        <mi mathvariant="normal">h</mi>
        <mo stretchy="false">&lt;</mo>
        <msqrt>
          <mfrac>
            <mrow>
              <mn>0,15</mn>
              <mi mathvariant="normal">⋅</mi>
              <mn>8</mn>
            </mrow>
            <mn>100</mn>
          </mfrac>
        </msqrt>
      </mrow>
      <mi mathvariant="normal">=</mi>
      <mn>0,1095</mn>
    </mrow>
    <annotation encoding="StarMath 5.0">h &lt; sqrt{{0,15 cdot 8} over 100} = 0,1095</annotation>
  </semantics>
</math>
</file>

<file path=Object 2/content.xml><?xml version="1.0" encoding="utf-8"?>
<math xmlns="http://www.w3.org/1998/Math/MathML">
  <semantics>
    <mrow>
      <mi mathvariant="normal">ƒ</mi>
      <mrow>
        <mrow>
          <mo stretchy="false">(</mo>
          <msub>
            <mi mathvariant="normal">t</mi>
            <mn>0</mn>
          </msub>
          <mo stretchy="false">)</mo>
        </mrow>
        <mi mathvariant="normal">=</mi>
        <mrow>
          <msub>
            <mi mathvariant="normal">C</mi>
            <mn>0</mn>
          </msub>
          <mo stretchy="false">+</mo>
          <msub>
            <mi mathvariant="normal">C</mi>
            <mn>1</mn>
          </msub>
        </mrow>
      </mrow>
      <mrow>
        <mo stretchy="false">(</mo>
        <mrow>
          <msub>
            <mi mathvariant="normal">t</mi>
            <mn>0</mn>
          </msub>
          <mi mathvariant="normal">−</mi>
          <msub>
            <mi mathvariant="normal">t</mi>
            <mn>0</mn>
          </msub>
        </mrow>
        <mo stretchy="false">)</mo>
      </mrow>
      <mi/>
      <mi mathvariant="normal">⇔</mi>
      <mi/>
      <mrow>
        <msub>
          <mi mathvariant="normal">C</mi>
          <mn>0</mn>
        </msub>
        <mi mathvariant="normal">=</mi>
        <mi mathvariant="normal">ƒ</mi>
      </mrow>
      <mrow>
        <mo stretchy="false">(</mo>
        <msub>
          <mi mathvariant="normal">t</mi>
          <mn>0</mn>
        </msub>
        <mo stretchy="false">)</mo>
      </mrow>
    </mrow>
    <annotation encoding="StarMath 5.0">ƒ(t_0) = C_0 + C_1(t_0 - t_0) ~dlrarrow~ C_0 = ƒ(t_0)</annotation>
  </semantics>
</math>
</file>

<file path=Object 3/content.xml><?xml version="1.0" encoding="utf-8"?>
<math xmlns="http://www.w3.org/1998/Math/MathML">
  <semantics>
    <mrow>
      <mi mathvariant="normal">ƒ</mi>
      <mrow>
        <mrow>
          <mrow>
            <mo stretchy="false">(</mo>
            <msub>
              <mi mathvariant="normal">t</mi>
              <mn>1</mn>
            </msub>
            <mo stretchy="false">)</mo>
          </mrow>
          <mi mathvariant="normal">−</mi>
          <msub>
            <mi mathvariant="normal">C</mi>
            <mn>0</mn>
          </msub>
        </mrow>
        <mo stretchy="false">+</mo>
        <msub>
          <mi mathvariant="normal">C</mi>
          <mn>1</mn>
        </msub>
      </mrow>
      <mrow>
        <mo stretchy="false">(</mo>
        <mrow>
          <msub>
            <mi mathvariant="normal">t</mi>
            <mn>1</mn>
          </msub>
          <mi mathvariant="normal">−</mi>
          <msub>
            <mi mathvariant="normal">t</mi>
            <mn>0</mn>
          </msub>
        </mrow>
        <mo stretchy="false">)</mo>
      </mrow>
      <mi/>
      <mi mathvariant="normal">⇔</mi>
      <mi/>
      <mrow>
        <msub>
          <mi mathvariant="normal">C</mi>
          <mn>1</mn>
        </msub>
        <mi mathvariant="normal">=</mi>
        <mfrac>
          <mrow>
            <mi mathvariant="normal">ƒ</mi>
            <mrow>
              <mrow>
                <mo stretchy="false">(</mo>
                <msub>
                  <mi mathvariant="normal">t</mi>
                  <mn>1</mn>
                </msub>
                <mo stretchy="false">)</mo>
              </mrow>
              <mi mathvariant="normal">−</mi>
              <mi mathvariant="normal">ƒ</mi>
            </mrow>
            <mrow>
              <mo stretchy="false">(</mo>
              <msub>
                <mi mathvariant="normal">t</mi>
                <mn>0</mn>
              </msub>
              <mo stretchy="false">)</mo>
            </mrow>
          </mrow>
          <mrow>
            <msub>
              <mi mathvariant="normal">t</mi>
              <mn>1</mn>
            </msub>
            <mi mathvariant="normal">−</mi>
            <msub>
              <mi mathvariant="normal">t</mi>
              <mn>0</mn>
            </msub>
          </mrow>
        </mfrac>
      </mrow>
    </mrow>
    <annotation encoding="StarMath 5.0">ƒ(t_1) - C_0 + C_1(t_1 - t_0) ~dlrarrow~ C_1 = {{ƒ(t_1) - ƒ(t_0)} over {t_1 - t_0}}</annotation>
  </semantics>
</math>
</file>

<file path=Object 4/content.xml><?xml version="1.0" encoding="utf-8"?>
<math xmlns="http://www.w3.org/1998/Math/MathML">
  <semantics>
    <mrow>
      <mi mathvariant="normal">ƒ</mi>
      <mrow>
        <mrow>
          <mo stretchy="false">(</mo>
          <mi mathvariant="normal">t</mi>
          <mo stretchy="false">)</mo>
        </mrow>
        <mi mathvariant="normal">=</mi>
        <mi mathvariant="normal">ƒ</mi>
      </mrow>
      <mrow>
        <mrow>
          <mo stretchy="false">(</mo>
          <msub>
            <mi mathvariant="normal">t</mi>
            <mn>0</mn>
          </msub>
          <mo stretchy="false">)</mo>
        </mrow>
        <mo stretchy="false">+</mo>
        <mfrac>
          <mrow>
            <mi mathvariant="normal">ƒ</mi>
            <mrow>
              <mrow>
                <mo stretchy="false">(</mo>
                <msub>
                  <mi mathvariant="normal">t</mi>
                  <mn>1</mn>
                </msub>
                <mo stretchy="false">)</mo>
              </mrow>
              <mi mathvariant="normal">−</mi>
              <mi mathvariant="normal">ƒ</mi>
            </mrow>
            <mrow>
              <mo stretchy="false">(</mo>
              <msub>
                <mi mathvariant="normal">t</mi>
                <mn>0</mn>
              </msub>
              <mo stretchy="false">)</mo>
            </mrow>
          </mrow>
          <mrow>
            <msub>
              <mi mathvariant="normal">t</mi>
              <mn>1</mn>
            </msub>
            <mi mathvariant="normal">−</mi>
            <msub>
              <mi mathvariant="normal">t</mi>
              <mn>0</mn>
            </msub>
          </mrow>
        </mfrac>
      </mrow>
      <mi/>
      <mrow>
        <mo stretchy="false">(</mo>
        <mrow>
          <mi mathvariant="normal">t</mi>
          <mi mathvariant="normal">−</mi>
          <msub>
            <mi mathvariant="normal">t</mi>
            <mn>0</mn>
          </msub>
        </mrow>
        <mo stretchy="false">)</mo>
      </mrow>
      <mi mathvariant="normal">,</mi>
    </mrow>
    <annotation encoding="StarMath 5.0">ƒ(t) = ƒ(t_0) + {{ƒ(t_1) - ƒ(t_0)} over {t_1 - t_0}}`(t - t_0),</annotation>
  </semantics>
</math>
</file>

<file path=Object 5/content.xml><?xml version="1.0" encoding="utf-8"?>
<math xmlns="http://www.w3.org/1998/Math/MathML">
  <semantics>
    <mrow>
      <mi mathvariant="normal">ƒ</mi>
      <mrow>
        <mrow>
          <mo stretchy="false">(</mo>
          <mi mathvariant="normal">t</mi>
          <mo stretchy="false">)</mo>
        </mrow>
        <mi mathvariant="normal">=</mi>
        <mrow>
          <munderover>
            <mi mathvariant="normal">∑</mi>
            <mrow>
              <mi mathvariant="normal">i</mi>
              <mi mathvariant="normal">=</mi>
              <mn>0</mn>
            </mrow>
            <mi mathvariant="normal">N</mi>
          </munderover>
          <mi mathvariant="normal">ƒ</mi>
        </mrow>
      </mrow>
      <mrow>
        <mrow>
          <mo stretchy="false">(</mo>
          <msub>
            <mi mathvariant="normal">t</mi>
            <mi mathvariant="normal">i</mi>
          </msub>
          <mo stretchy="false">)</mo>
        </mrow>
        <mi mathvariant="normal">⋅</mi>
        <mi mathvariant="normal">φ</mi>
      </mrow>
      <mrow>
        <mo stretchy="false">(</mo>
        <mi mathvariant="normal">t</mi>
        <mo stretchy="false">)</mo>
      </mrow>
    </mrow>
    <annotation encoding="StarMath 5.0">ƒ(t) = sum from {i = 0} to N ƒ(t_i) cdot φ(t)</annotation>
  </semantics>
</math>
</file>

<file path=Object 6/content.xml><?xml version="1.0" encoding="utf-8"?>
<math xmlns="http://www.w3.org/1998/Math/MathML">
  <semantics>
    <mrow>
      <mrow>
        <mrow>
          <mtext>“area”</mtext>
          <mi mathvariant="normal">=</mi>
          <mi mathvariant="normal">A</mi>
        </mrow>
        <mi mathvariant="normal">=</mi>
        <mfrac>
          <mn>1</mn>
          <mn>8</mn>
        </mfrac>
      </mrow>
      <mi mathvariant="normal">=</mi>
      <mn>0,125</mn>
    </mrow>
    <annotation encoding="StarMath 5.0">"“area”" = A = {1 over 8} = 0,125</annotation>
  </semantics>
</math>
</file>

<file path=Object 9/content.xml><?xml version="1.0" encoding="utf-8"?>
<math xmlns="http://www.w3.org/1998/Math/MathML">
  <semantics>
    <mrow>
      <mfenced open="∣" close="∣">
        <mrow>
          <mi/>
          <mi mathvariant="normal">u</mi>
          <mrow>
            <mo stretchy="false">(</mo>
            <mi mathvariant="normal">x</mi>
            <mo stretchy="false">)</mo>
          </mrow>
          <mrow>
            <mi/>
            <mi mathvariant="normal">−</mi>
            <mi/>
          </mrow>
          <msub>
            <mi mathvariant="normal">u</mi>
            <mi mathvariant="normal">h</mi>
          </msub>
          <mrow>
            <mo stretchy="false">(</mo>
            <mi mathvariant="normal">x</mi>
            <mo stretchy="false">)</mo>
          </mrow>
          <mi/>
        </mrow>
      </mfenced>
      <mrow>
        <mi/>
        <mi mathvariant="normal">≤</mi>
        <mi/>
      </mrow>
      <mfrac>
        <mn>1</mn>
        <mn>8</mn>
      </mfrac>
      <mi/>
      <mrow>
        <mi mathvariant="normal">C</mi>
        <mi mathvariant="normal">⋅</mi>
        <msup>
          <mi mathvariant="normal">h</mi>
          <mn>2</mn>
        </msup>
      </mrow>
    </mrow>
    <annotation encoding="StarMath 5.0">abs{`u(x) ~-~ u_h (x)`} ~&lt;=~ {1 over 8} `C cdot h^2</annotation>
  </semantics>
</math>
</file>